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TextElementBridge.PSTextElementBridge( PSTextPainter textPa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ElementBridge.createGraphicsNode( BridgeContext ctx , Elem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TextElementBridge.getTextPa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ElementBridge.isSimple( BridgeContext ctx , Element element , GraphicsNode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